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Preformatted_20_Text" style:list-style-name="L4"/>
    <style:style style:name="P13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14" style:family="paragraph" style:parent-style-name="Preformatted_20_Text" style:list-style-name="L4">
      <style:paragraph-properties style:writing-mode="lr-tb"/>
    </style:style>
    <style:style style:name="P15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Estructura General del Script</text:span></text:h>
      <text:p text:style-name="Text_20_body">El script se ejecuta cuando el documento ha sido cargado completamente, gracias al evento <text:span text:style-name="Source_20_Text">DOMContentLoaded</text:span>. Esto asegura que todos los elementos de la página estén disponibles para interactuar.</text:p>
      <text:p text:style-name="Preformatted_20_Text">javascript</text:p>
      <text:p text:style-name="Preformatted_20_Text">CopiarEditar</text:p>
      <text:p text:style-name="P1"><text:span text:style-name="Source_20_Text">document.addEventListener('DOMContentLoaded', () =&gt; { ... });</text:span></text:p>
      <text:p text:style-name="Text_20_body">Dentro de este bloque principal, se encuentran dos funcionalidades principales:</text:p>
      <text:list text:style-name="L1">
        <text:list-item>
          <text:p text:style-name="P2"><text:span text:style-name="Strong_20_Emphasis">Gestión del modal</text:span>.</text:p>
        </text:list-item>
        <text:list-item>
          <text:p text:style-name="P3"><text:span text:style-name="Strong_20_Emphasis">Asignación de retrasos aleatorios a las animaciones de las cartas</text:span>.</text:p>
        </text:list-item>
      </text:list>
      <text:p text:style-name="Horizontal_20_Line"/>
      <text:h text:style-name="Heading_20_3" text:outline-level="3"><text:span text:style-name="Strong_20_Emphasis">2. Gestión del Modal</text:span></text:h>
      <text:p text:style-name="Text_20_body">Un modal es una ventana emergente que se muestra sobre el contenido principal. Aquí se usa para mostrar la descripción de cada carta.</text:p>
      <text:h text:style-name="Heading_20_4" text:outline-level="4"><text:span text:style-name="Strong_20_Emphasis">a. Selección de elementos</text:span></text:h>
      <text:p text:style-name="Preformatted_20_Text">javascript</text:p>
      <text:p text:style-name="Preformatted_20_Text">CopiarEditar</text:p>
      <text:p text:style-name="P4"><text:span text:style-name="Source_20_Text">const modal = document.getElementById('card-modal');</text:span></text:p>
      <text:p text:style-name="P5"><text:span text:style-name="Source_20_Text">const modalDescription = document.getElementById('modal-description');</text:span></text:p>
      <text:p text:style-name="P6"><text:span text:style-name="Source_20_Text">const closeBtn = document.querySelector('.close-btn');</text:span></text:p>
      <text:p text:style-name="Text_20_body">Se seleccionan:</text:p>
      <text:list text:style-name="L2">
        <text:list-item>
          <text:p text:style-name="P7">El modal principal (<text:span text:style-name="Source_20_Text">card-modal</text:span>).</text:p>
        </text:list-item>
        <text:list-item>
          <text:p text:style-name="P7">El elemento que contiene la descripción del modal (<text:span text:style-name="Source_20_Text">modal-description</text:span>).</text:p>
        </text:list-item>
        <text:list-item>
          <text:p text:style-name="P8">El botón de cierre del modal (<text:span text:style-name="Source_20_Text">close-btn</text:span>).</text:p>
        </text:list-item>
      </text:list>
      <text:h text:style-name="Heading_20_4" text:outline-level="4"><text:span text:style-name="Strong_20_Emphasis">b. Manejo de clic en las cartas</text:span></text:h>
      <text:p text:style-name="Preformatted_20_Text">javascript</text:p>
      <text:p text:style-name="Preformatted_20_Text">CopiarEditar</text:p>
      <text:p text:style-name="P4"><text:span text:style-name="Source_20_Text">document.querySelectorAll('.card').forEach(card =&gt; {</text:span></text:p>
      <text:p text:style-name="P5"><text:span text:style-name="Source_20_Text"><text:s text:c="4"/>card.addEventListener('click', () =&gt; {</text:span></text:p>
      <text:p text:style-name="P5"><text:span text:style-name="Source_20_Text"><text:s text:c="8"/>const description = card.dataset.description;</text:span></text:p>
      <text:p text:style-name="P5"><text:span text:style-name="Source_20_Text"><text:s text:c="8"/>modalDescription.textContent = description;</text:span></text:p>
      <text:p text:style-name="P5"><text:span text:style-name="Source_20_Text"><text:s text:c="8"/>modal.style.display = 'block';</text:span></text:p>
      <text:p text:style-name="P5"><text:span text:style-name="Source_20_Text"><text:s text:c="4"/>});</text:span></text:p>
      <text:p text:style-name="P6"><text:span text:style-name="Source_20_Text">});</text:span></text:p>
      <text:list text:style-name="L3">
        <text:list-item>
          <text:p text:style-name="P9">Se seleccionan todas las cartas (<text:span text:style-name="Source_20_Text">.card</text:span>) y se les añade un <text:span text:style-name="Strong_20_Emphasis">event listener</text:span> para detectar clics.</text:p>
        </text:list-item>
        <text:list-item>
          <text:p text:style-name="P9">Al hacer clic en una carta:</text:p>
          <text:list>
            <text:list-item>
              <text:p text:style-name="P9">Se obtiene su descripción desde el atributo <text:span text:style-name="Source_20_Text">data-description</text:span>.</text:p>
            </text:list-item>
            <text:list-item>
              <text:p text:style-name="P9">Se actualiza el contenido del modal con esa descripción.</text:p>
            </text:list-item>
            <text:list-item>
              <text:p text:style-name="P10">Se muestra el modal configurando su estilo <text:span text:style-name="Source_20_Text">display</text:span> a <text:span text:style-name="Source_20_Text">block</text:span>.</text:p>
            </text:list-item>
          </text:list>
        </text:list-item>
      </text:list>
      <text:h text:style-name="Heading_20_4" text:outline-level="4"><text:soft-page-break/><text:span text:style-name="Strong_20_Emphasis">c. Cerrar el modal</text:span></text:h>
      <text:p text:style-name="Text_20_body">Hay dos formas de cerrar el modal:</text:p>
      <text:list text:style-name="L4">
        <text:list-item>
          <text:p text:style-name="P11"><text:span text:style-name="Strong_20_Emphasis">Clic en el botón de cierre:</text:span></text:p>
          <text:p text:style-name="P12">javascript</text:p>
          <text:p text:style-name="P12">CopiarEditar</text:p>
          <text:p text:style-name="P13"><text:span text:style-name="Source_20_Text">closeBtn.addEventListener('click', () =&gt; {</text:span></text:p>
          <text:p text:style-name="P14"><text:span text:style-name="Source_20_Text"><text:s text:c="4"/>modal.style.display = 'none';</text:span></text:p>
          <text:p text:style-name="P15"><text:span text:style-name="Source_20_Text">});</text:span></text:p>
          <text:p text:style-name="P11">Cambia el estilo del modal a <text:span text:style-name="Source_20_Text">none</text:span>, ocultándolo.</text:p>
        </text:list-item>
        <text:list-item>
          <text:p text:style-name="P11"><text:span text:style-name="Strong_20_Emphasis">Clic fuera del modal:</text:span></text:p>
          <text:p text:style-name="P12">javascript</text:p>
          <text:p text:style-name="P12">CopiarEditar</text:p>
          <text:p text:style-name="P13"><text:span text:style-name="Source_20_Text">window.addEventListener('click', (e) =&gt; {</text:span></text:p>
          <text:p text:style-name="P14"><text:span text:style-name="Source_20_Text"><text:s text:c="4"/>if (e.target === modal) {</text:span></text:p>
          <text:p text:style-name="P14"><text:span text:style-name="Source_20_Text"><text:s text:c="8"/>modal.style.display = 'none';</text:span></text:p>
          <text:p text:style-name="P14"><text:span text:style-name="Source_20_Text"><text:s text:c="4"/>}</text:span></text:p>
          <text:p text:style-name="P15"><text:span text:style-name="Source_20_Text">});</text:span></text:p>
          <text:p text:style-name="P11">Detecta si el clic fue fuera del contenido del modal (<text:span text:style-name="Source_20_Text">e.target === modal</text:span>) y lo cierra.</text:p>
        </text:list-item>
      </text:list>
      <text:p text:style-name="Horizontal_20_Line"/>
      <text:h text:style-name="Heading_20_3" text:outline-level="3"><text:span text:style-name="Strong_20_Emphasis">3. Retraso Aleatorio en Animaciones de las Cartas</text:span></text:h>
      <text:p text:style-name="Text_20_body">Este bloque asigna un <text:span text:style-name="Strong_20_Emphasis">retraso aleatorio</text:span> a cada carta para que no todas se animen al mismo tiempo.</text:p>
      <text:h text:style-name="Heading_20_4" text:outline-level="4"><text:span text:style-name="Strong_20_Emphasis">a. Selección de elementos</text:span></text:h>
      <text:p text:style-name="Preformatted_20_Text">javascript</text:p>
      <text:p text:style-name="Preformatted_20_Text">CopiarEditar</text:p>
      <text:p text:style-name="P1"><text:span text:style-name="Source_20_Text">const elementos = document.querySelectorAll('.card');</text:span></text:p>
      <text:p text:style-name="Text_20_body">Selecciona todas las cartas.</text:p>
      <text:h text:style-name="Heading_20_4" text:outline-level="4"><text:span text:style-name="Strong_20_Emphasis">b. Aplicación de retrasos</text:span></text:h>
      <text:p text:style-name="Preformatted_20_Text">javascript</text:p>
      <text:p text:style-name="Preformatted_20_Text">CopiarEditar</text:p>
      <text:p text:style-name="P4"><text:span text:style-name="Source_20_Text">elementos.forEach(elemento =&gt; {</text:span></text:p>
      <text:p text:style-name="P5"><text:span text:style-name="Source_20_Text"><text:s text:c="4"/>const delay = Math.random() * 2; // Genera un retraso entre 0 y 2 segundos.</text:span></text:p>
      <text:p text:style-name="P5"><text:span text:style-name="Source_20_Text"><text:s text:c="4"/>elemento.style.animationDelay = `${delay}s`; // Asigna el retraso al estilo del elemento.</text:span></text:p>
      <text:p text:style-name="P6"><text:span text:style-name="Source_20_Text">});</text:span></text:p>
      <text:p text:style-name="Text_20_body">Para cada carta:</text:p>
      <text:list text:style-name="L5">
        <text:list-item>
          <text:p text:style-name="P16">Se genera un número aleatorio entre 0 y 2 segundos con <text:span text:style-name="Source_20_Text">Math.random()</text:span>.</text:p>
        </text:list-item>
        <text:list-item>
          <text:p text:style-name="P17">Ese valor se asigna como <text:span text:style-name="Source_20_Text">animationDelay</text:span> en el estilo del elemento, afectando cualquier animación CSS que dependa de este retras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4:40:09.012000000</meta:creation-date>
    <dc:date>2025-01-20T14:40:37.439000000</dc:date>
    <meta:editing-duration>PT29S</meta:editing-duration>
    <meta:editing-cycles>1</meta:editing-cycles>
    <meta:document-statistic meta:table-count="0" meta:image-count="0" meta:object-count="0" meta:page-count="2" meta:paragraph-count="70" meta:word-count="404" meta:character-count="2834" meta:non-whitespace-character-count="2454"/>
    <meta:generator>LibreOffice/24.8.3.2$Windows_X86_64 LibreOffice_project/48a6bac9e7e268aeb4c3483fcf825c94556d9f92</meta:generator>
  </office:meta>
</office:document-meta>
</file>